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db2b1" officeooo:paragraph-rsid="000db2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O DE NAMORO DE UM ADOLESCENTE</text:p>
      <text:p text:style-name="P1"/>
      <text:p text:style-name="P1"/>
      <text:p text:style-name="P1"/>
      <text:p text:style-name="P1"/>
      <text:p text:style-name="P1">Um adolescente que tem vários sonhos,e um desses sonhos é encontrar alguém que ele consiga ter uma relacao,uma pessoa que entenda ele.Nome dele é Kaua,por algum tempo ele tentava encontrar alguém com os mesmo gostos que ele e o primeiro relacionamento dele teve foi com 10 anos,mas ele não sabia demonstrar seus sentimentos,a pessoa que o Kaua tava gostando não tratava ele muito bem,entao ele terminou o relacionamento. Com o termino ele começou a aprender como demonstrar os seus sentimentos,usar palavras certas,quis buscar melhorar a sua pessoa.Ate que Kaua conheceu uma menina chamada Lara que estudava na sua escola,mas ela era da outra sala,quando ele conheceu ela se apaixonou muito por sua beleza,mas ele era timido e tinha vergonha pra conversar com ela,ate que um dia Kaua quis escrever uma cartinha para Lara se declarando,dizendo o que sentia para ela. Lara não gostava do Kaua,achava ele feio mas quis tentar namorar com Kaua <text:s/>só para ver o que ia dar,mas no fundo ela queria iludir.Com tempo eles foram se aproximando ate que saiu primeiro beijo de Kaua,ele ficou muito feliz,e não queria que acabasse o namoro porque ele gostava muito dela,os dois viveram momentos muitos felizes.So que Kaua não sabia que no off da Lara,ela traia ele com um menino que ela conhecia até que um dia que um dia o Kauan estava esperando ela pra ir embora junto da escola,ele viu a bolsa da Lara jogado no chão atrás de um muro e viu a Lara e o menino se pegando.Quando ele viu isso machucou muito ele mentalmente e não quis terminar naquele momento,ele correu fingindo que nada aconteceu quando chegou em casa foi para seu quarto,deitou na cama e começou a chorar muito era segunda decepção da vida dele,ficou 1 semana sem ir na escola,ninguém se importou com ele ou perguntou se ele tava bem.Kaua teve coragem e foi para escola quando passou do lado da Lara ignorou-la e foi em direção para sua sala,Lara viu a situação e puxou ele para conversar até que o desabafou que viu ela com outra,com isso ela disse sobre isso que não queria nada com ele,só queria fazer mal com ele basicamente.</text:p>
      <text:p text:style-name="P1">Depois de ouvir isso ele saiu correndo para o banheiro se debulhou de lágrimas,ficou 40 minutos no banheiro tentando se animar mas não ia,quando bateu o sinal para o recreio ele não quis sair, só depois que bateu o sinal para entrar na sala,ele conseguiu entrar.Com isso kaua nunca mais tentou ter relação com outra pesso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5T11:33:56.106924954</meta:creation-date>
    <dc:date>2022-09-15T11:34:37.296003948</dc:date>
    <meta:editing-duration>PT41S</meta:editing-duration>
    <meta:editing-cycles>1</meta:editing-cycles>
    <meta:document-statistic meta:table-count="0" meta:image-count="0" meta:object-count="0" meta:page-count="1" meta:paragraph-count="3" meta:word-count="423" meta:character-count="2439" meta:non-whitespace-character-count="2018"/>
    <meta:generator>LibreOffice/5.1.6.2$Linux_X86_64 LibreOffice_project/10m0$Build-2</meta:generator>
  </office:meta>
</office:document-meta>
</file>